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EmbeddedDatabase/settings.xml" manifest:media-type="text/xml"/>
  <manifest:file-entry manifest:full-path="EmbeddedDatabase/content.xml" manifest:media-type="text/xml"/>
  <manifest:file-entry manifest:full-path="EmbeddedDatabase/" manifest:version="1.3" manifest:media-type="application/vnd.oasis.opendocument.base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2pt" fo:font-weight="normal" officeooo:rsid="0001658a" officeooo:paragraph-rsid="0003c906" style:font-size-asian="10.5pt" style:font-weight-asian="normal" style:font-size-complex="12pt" style:font-weight-complex="normal"/>
    </style:style>
    <style:style style:name="P2" style:family="paragraph" style:parent-style-name="Standard">
      <style:text-properties style:font-name="Calibri" fo:font-size="14pt" fo:font-weight="bold" officeooo:rsid="0001658a" officeooo:paragraph-rsid="0003c906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2pt" fo:font-weight="normal" officeooo:rsid="0001658a" officeooo:paragraph-rsid="0003c906" style:font-size-asian="10.5pt" style:font-weight-asian="normal" style:font-size-complex="12pt" style:font-weight-complex="normal"/>
    </style:style>
    <style:style style:name="P4" style:family="paragraph" style:parent-style-name="Standard">
      <style:text-properties officeooo:paragraph-rsid="0003c906"/>
    </style:style>
    <style:style style:name="T1" style:family="text">
      <style:text-properties style:font-name="Calibri"/>
    </style:style>
    <style:style style:name="T2" style:family="text">
      <style:text-properties style:font-name="Calibri" fo:font-size="14pt" fo:font-weight="bold" officeooo:rsid="0001658a" style:font-size-asian="14pt" style:font-weight-asian="bold" style:font-size-complex="14pt" style:font-weight-complex="bold"/>
    </style:style>
    <style:style style:name="T3" style:family="text">
      <style:text-properties style:font-name="Calibri" officeooo:rsid="0002de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2"><text:tab/><text:tab/><text:tab/>Attestation de réussite</text:span></text:p>
      <text:p text:style-name="P2"/>
      <text:p text:style-name="P2"/>
      <text:p text:style-name="P3"><text:span text:style-name="T1">Je soussign</text:span><text:span text:style-name="T3">é</text:span><text:span text:style-name="T1"> Mr <text:s/>Le pr</text:span><text:span text:style-name="T3">é</text:span><text:span text:style-name="T1">sident</text:span></text:p>
      <text:p text:style-name="P1"/>
      <text:p text:style-name="P3"><text:span text:style-name="T1">D</text:span><text:span text:style-name="T3">é</text:span><text:span text:style-name="T1">clare que <text:s/></text:span><text:span text:style-name="T1"><text:conditional-text text:condition="ooow:[etudiants_notes.Feuil1.Individu - Sexe]==&quot;F&quot;" text:string-value-if-true="Mme" text:string-value-if-false="Mr" text:current-value="true">Mr</text:conditional-text></text:span><text:span text:style-name="T1"><text:s text:c="2"/></text:span><text:span text:style-name="T1"><text:database-display text:table-name="Feuil1" text:table-type="table" text:column-name="Individu - Nom" text:database-name="etudiants_notes1">EDRAABC</text:database-display></text:span><text:span text:style-name="T1"><text:s text:c="2"/></text:span><text:span text:style-name="T1"><text:database-display text:table-name="Feuil1" text:table-type="table" text:column-name="Individu - Prénom" text:database-name="etudiants_notes1">AILA</text:database-display></text:span></text:p>
      <text:p text:style-name="P1"/>
      <text:p text:style-name="P1">Né(e) le <text:database-display text:table-name="Feuil1" text:table-type="table" text:column-name="Naissance - Date" text:database-name="etudiants_notes1">14/02/78</text:database-display></text:p>
      <text:p text:style-name="P1"/>
      <text:p text:style-name="P1"/>
      <text:p text:style-name="P1"/>
      <text:p text:style-name="P1"/>
      <text:p text:style-name="P1">a obtenu une note de <text:database-display text:table-name="Feuil1" text:table-type="table" text:column-name="VET - Note" text:database-name="etudiants_notes1">1,38</text:database-display></text:p>
      <text:p text:style-name="P1"/>
      <text:p text:style-name="P1"/>
      <text:p text:style-name="P1"/>
      <text:p text:style-name="P1"/>
      <text:p text:style-name="P1">Signature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06T15:10:16.957000000</meta:creation-date>
    <dc:date>2023-11-06T15:25:24.902000000</dc:date>
    <meta:editing-duration>PT15M8S</meta:editing-duration>
    <meta:editing-cycles>3</meta:editing-cycles>
    <meta:generator>LibreOffice/7.1.0.3$Windows_X86_64 LibreOffice_project/f6099ecf3d29644b5008cc8f48f42f4a40986e4c</meta:generator>
    <meta:document-statistic meta:table-count="0" meta:image-count="0" meta:object-count="0" meta:page-count="1" meta:paragraph-count="6" meta:word-count="25" meta:character-count="145" meta:non-whitespace-character-count="119"/>
  </office:meta>
</office:document-meta>
</file>

<file path=EmbeddedDatabase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db="urn:oasis:names:tc:opendocument:xmlns:database:1.0" office:version="1.3">
  <office:scripts/>
  <office:font-face-decls/>
  <office:automatic-styles/>
  <office:body>
    <office:database>
      <db:data-source>
        <db:connection-data>
          <db:database-description>
            <db:file-based-database xlink:href="../../etudiants_notes.ods/" db:media-type="application/vnd.oasis.opendocument.spreadsheet"/>
          </db:database-description>
          <db:login db:is-password-required="false"/>
        </db:connection-data>
        <db:driver-settings db:system-driver-settings="" db:base-dn="" db:parameter-name-substitution="false"/>
        <db:application-connection-settings db:is-table-name-length-limited="false" db:append-table-alias-name="false" db:max-row-count="100">
          <db:table-filter>
            <db:table-include-filter>
              <db:table-filter-pattern>%</db:table-filter-pattern>
            </db:table-include-filter>
          </db:table-filter>
        </db:application-connection-settings>
      </db:data-source>
    </office:database>
  </office:body>
</office:document-content>
</file>